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Kings 2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END OF AHAB'S REIGN (22:1-4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END OF AHAB'S REIGN (22:1-40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Ahab and Jehoshaphat (22:1-4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Ahab and the prophets (22:5-28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Ahab and the prophets (22:5-28):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prophets of Ahab (22:5-6, 10-12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prophet of the Lord (22:7-9, 13-28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<text:s text:c="1"/>The prophet of the Lord (22:7-9, 13-28):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What he says (22:13-16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What he saw (22:17-23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What he suggests (22:24-28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Ahab and the prophets (22:5-28):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The prophets of Ahab (22:5-6, 10-12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The prophet of the Lord (22:7-9, 13-28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THE END OF AHAB'S REIGN (22:1-40)<text:s text:c="1"/></text:span><text:span text:style-name="a505" text:class-names=""/></text:p>
          </draw:text-box>
          <svg:title/>
          <svg:desc/>
        </draw:frame>
        <draw:frame draw:id="id94" presentation:style-name="a520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Ahab and Jehoshaphat (22:1-4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Ahab and the prophets (22:5-28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Ahab and the Arameans (22:29-40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7" draw:style-name="a521" draw:master-page-name="Master1-Layout12-tx-Title-and-Text" presentation:presentation-page-layout-name="Master1-PPL12" draw:id="Slide-262">
        <draw:frame draw:id="id95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<text:s text:c="1"/>Ahab and the Arameans (22:29-40):<text:s text:c="1"/></text:span><text:span text:style-name="a523" text:class-names=""/></text:p>
          </draw:text-box>
          <svg:title/>
          <svg:desc/>
        </draw:frame>
        <draw:frame draw:id="id96" presentation:style-name="a535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<text:s text:c="1"/>The royal apparel (22:29-33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The random arrow (22:34-40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8" draw:style-name="a536" draw:master-page-name="Master1-Layout12-tx-Title-and-Text" presentation:presentation-page-layout-name="Master1-PPL12" draw:id="Slide-263">
        <draw:frame draw:id="id97" presentation:style-name="a540" draw:name="Title 1" svg:x="1.38in" svg:y="0.4in" svg:width="10.6in" svg:height="1.44965in" presentation:class="title" presentation:placeholder="false">
          <draw:text-box>
            <text:p text:style-name="a539" text:class-names="" text:cond-style-name=""><text:span text:style-name="a537" text:class-names="">THE END OF AHAB'S REIGN (22:1-40)<text:s text:c="1"/></text:span><text:span text:style-name="a538" text:class-names=""/></text:p>
          </draw:text-box>
          <svg:title/>
          <svg:desc/>
        </draw:frame>
        <draw:frame draw:id="id98" presentation:style-name="a553" draw:name="Text Placeholder 2" svg:x="1.38in" svg:y="2in" svg:width="9.4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<text:s text:c="1"/>Ahab and Jehoshaphat (22:1-4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Ahab and the prophets (22:5-28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Ahab and the Arameans (22:29-40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</draw:text-box>
          <svg:title/>
          <svg:desc/>
        </draw:frame>
      </draw:page>
      <draw:page draw:name="Slide9" draw:style-name="a554" draw:master-page-name="Master1-Layout12-tx-Title-and-Text" presentation:presentation-page-layout-name="Master1-PPL12" draw:id="Slide-264">
        <draw:frame draw:id="id99" presentation:style-name="a558" draw:name="Title 1" svg:x="1.38in" svg:y="0.4in" svg:width="10.6in" svg:height="1.44965in" presentation:class="title" presentation:placeholder="false">
          <draw:text-box>
            <text:p text:style-name="a557" text:class-names="" text:cond-style-name=""><text:span text:style-name="a555" text:class-names="">1 Kings 22<text:s text:c="1"/></text:span><text:span text:style-name="a556" text:class-names=""/></text:p>
          </draw:text-box>
          <svg:title/>
          <svg:desc/>
        </draw:frame>
        <draw:frame draw:id="id100" presentation:style-name="a571" draw:name="Text Placeholder 2" svg:x="1.38in" svg:y="2in" svg:width="9.4in" svg:height="4.75868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59" text:class-names="">THE END OF AHAB'S REIGN (22:1-40)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THE EVENTS OF JEHOSPHAPHAT'S REIGN (22:41-50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The Evilness of ahaziah's Reign (22:51-53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Kings 22 </dc:title>
    <meta:initial-creator>David STRICKLAND</meta:initial-creator>
    <dc:creator>David STRICKLAND</dc:creator>
    <meta:creation-date>2020-02-24T11:15:43Z</meta:creation-date>
    <dc:date>2020-02-24T11:15:43Z</dc:date>
    <meta:template xlink:href="BibleStudy" xlink:type="simple"/>
    <meta:editing-cycles>1</meta:editing-cycles>
    <meta:editing-duration>PT0S</meta:editing-duration>
    <meta:document-statistic meta:paragraph-count="30" meta:word-count="235"/>
  </office:meta>
</office:document-meta>
</file>